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unny</text:span><text:span text:style-name="T1_2"><text:s/></text:span><text:span text:style-name="T1_3">Patel</text:span></text:p>
      <text:p text:style-name="P2"><text:span text:style-name="T2_1">Dr</text:span><text:span text:style-name="T2_2">.<text:s/></text:span><text:span text:style-name="T2_3">Fred</text:span><text:span text:style-name="T2_4"><text:s/></text:span><text:span text:style-name="T2_5">House</text:span></text:p>
      <text:p text:style-name="P3"><text:span text:style-name="T3_1">Weather</text:span><text:span text:style-name="T3_2"><text:s/></text:span><text:span text:style-name="T3_3">I</text:span></text:p>
      <text:p text:style-name="P4"><text:span text:style-name="T4_1">Australia</text:span><text:span text:style-name="T4_2">’</text:span><text:span text:style-name="T4_3">s</text:span><text:span text:style-name="T4_4"><text:s/></text:span><text:span text:style-name="T4_5">Climate</text:span><text:span text:style-name="T4_6"><text:s/></text:span><text:span text:style-name="T4_7">Research</text:span><text:span text:style-name="T4_8"><text:s/></text:span><text:span text:style-name="T4_9">Paper</text:span></text:p>
      <text:p text:style-name="P5"><text:span text:style-name="T5_1"><text:s/></text:span></text:p>
      <text:p text:style-name="P6"><text:span text:style-name="T6_1">Figure</text:span><text:span text:style-name="T6_2"><text:s/>1</text:span></text:p>
      <text:p text:style-name="P7"><text:span text:style-name="T7_1"><text:s/></text:span></text:p>
      <text:p text:style-name="P8"><text:span text:style-name="T8_1">Figure</text:span><text:span text:style-name="T8_2"><text:s/>2</text:span></text:p>
      <text:p text:style-name="P9"><text:span text:style-name="T9_1"><text:s/></text:span></text:p>
      <text:p text:style-name="P10"><text:span text:style-name="T10_1">Figure</text:span><text:span text:style-name="T10_2"><text:s/>3</text:span></text:p>
      <text:p text:style-name="P11"><text:span text:style-name="T11_1"><text:s/></text:span></text:p>
      <text:p text:style-name="P12"><text:span text:style-name="T12_1">Figure</text:span><text:span text:style-name="T12_2"><text:s/>4</text:span></text:p>
      <text:p text:style-name="P13"><text:span text:style-name="T13_1"><text:s/></text:span></text:p>
      <text:p text:style-name="P14"><text:span text:style-name="T14_1">Figure</text:span><text:span text:style-name="T14_2"><text:s/>5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<text:s/></text:span></text:p>
      <text:p text:style-name="P21"><text:span text:style-name="T21_1">Figure</text:span><text:span text:style-name="T21_2"><text:s/>6</text:span></text:p>
      <text:p text:style-name="P22"><text:span text:style-name="T22_1"><text:s/></text:span></text:p>
      <text:p text:style-name="P23"><text:span text:style-name="T23_1">Figure</text:span><text:span text:style-name="T23_2"><text:s/>7</text:span></text:p>
      <text:p text:style-name="P24"><text:span text:style-name="T24_1"><text:s/></text:span></text:p>
      <text:p text:style-name="P25"><text:span text:style-name="T25_1">Figure</text:span><text:span text:style-name="T25_2"><text:s/>8</text:span></text:p>
      <text:p text:style-name="P26"><text:span text:style-name="T26_1"><text:s/></text:span></text:p>
      <text:p text:style-name="P27"><text:span text:style-name="T27_1">Figure</text:span><text:span text:style-name="T27_2"><text:s/>9</text:span></text:p>
      <text:p text:style-name="P28"><text:span text:style-name="T28_1"><text:s/></text:span></text:p>
      <text:p text:style-name="P29"><text:span text:style-name="T29_1">Figure</text:span><text:span text:style-name="T29_2"><text:s/>10</text:span></text:p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